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e0ee" draw:textarea-horizontal-align="justify" draw:textarea-vertical-align="middle" draw:auto-grow-height="false" draw:shadow-offset-x="0.203cm" draw:shadow-offset-y="0.203cm" loext:decorative="false"/>
    </style:style>
    <style:style style:name="gr2" style:family="graphic" style:parent-style-name="standard">
      <style:graphic-properties draw:fill="hatch" draw:fill-hatch-name="Black_20_45_20_Degrees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solid" draw:fill-color="#ade0ee" draw:textarea-vertical-align="middle" fo:padding-top="0.137cm" fo:padding-bottom="0.137cm" fo:padding-left="0.262cm" fo:padding-right="0.262cm" draw:shadow-offset-x="0.203cm" draw:shadow-offset-y="0.203cm" loext:decorative="false"/>
    </style:style>
    <style:style style:name="gr6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1.832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152cm" draw:fill="none" draw:textarea-vertical-align="middle" loext:decorative="fals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5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01cm" loext:decorative="false"/>
      <style:paragraph-properties style:writing-mode="lr-tb"/>
    </style:style>
    <style:style style:name="gr13" style:family="graphic" style:parent-style-name="objectwithoutfill">
      <style:graphic-properties svg:stroke-width="0.053cm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ff0000" draw:marker-start-width="0.271cm" draw:marker-end-width="0.271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2cm" fo:min-width="0.823cm" loext:decorative="fals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08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1.942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009cm" fo:min-width="0cm" loext:decorative="false"/>
    </style:style>
    <style:style style:name="gr19" style:family="graphic" style:parent-style-name="Object_20_with_20_no_20_fill_20_and_20_no_20_line">
      <style:graphic-properties draw:stroke="none" draw:fill="solid" draw:fill-color="#ffffff" draw:ole-draw-aspect="1" style:protect="size" loext:decorative="false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057cm" fo:min-width="0cm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ade0e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6" style:family="paragraph">
      <loext:graphic-properties draw:fill="solid" draw:fill-color="#ffffff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46cm" svg:height="3.043cm" svg:x="3.678cm" svg:y="3.326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0.845cm" svg:height="3.391cm" svg:x="3.682cm" svg:y="2.997cm" svg:viewBox="0 0 846 3392" svg:d="M0 319c259-189 398-229 398-229l149-50 189-30 100-10c0 0 10 3401 10 3362s-846 0-846 0v30z">
          <text:p/>
        </draw:path>
        <draw:line draw:style-name="gr3" draw:text-style-name="P3" draw:layer="layout" svg:x1="1.284cm" svg:y1="6.364cm" svg:x2="7.26cm" svg:y2="6.364cm">
          <text:p/>
        </draw:line>
        <draw:line draw:style-name="gr3" draw:text-style-name="P3" draw:layer="layout" svg:x1="2.444cm" svg:y1="7.059cm" svg:x2="2.444cm" svg:y2="0.806cm">
          <text:p/>
        </draw:line>
        <draw:path draw:style-name="gr4" draw:text-style-name="P3" draw:layer="layout" svg:width="3.665cm" svg:height="1.733cm" svg:x="2.819cm" svg:y="2.609cm" svg:viewBox="0 0 3666 1734" svg:d="M0 1734c148-347 287-505 287-505l159-169 246-218 219-168c0 0 198-138 337-189s555-138 555-138c179-21 456 0 446 0s535 59 843-30l574-317">
          <text:p/>
        </draw:path>
        <draw:line draw:style-name="gr5" draw:text-style-name="P1" draw:layer="layout" svg:x1="3.68cm" svg:y1="3.323cm" svg:x2="3.68cm" svg:y2="6.365cm">
          <text:p/>
        </draw:line>
        <draw:line draw:style-name="gr6" draw:text-style-name="P3" xml:id="id6" draw:id="id6" draw:layer="layout" svg:x1="4.523cm" svg:y1="3.006cm" svg:x2="4.523cm" svg:y2="6.355cm">
          <text:p/>
        </draw:line>
        <draw:line draw:style-name="gr6" draw:text-style-name="P3" draw:layer="layout" svg:x1="3.671cm" svg:y1="3.313cm" svg:x2="2.445cm" svg:y2="3.313cm">
          <text:p/>
        </draw:line>
        <draw:frame draw:style-name="gr7" draw:text-style-name="P4" draw:layer="layout" svg:width="0.496cm" svg:height="0.53cm" svg:x="3.449cm" svg:y="6.4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0.787cm" svg:height="0.53cm" svg:x="4.335cm" svg:y="6.4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5" xml:id="id1" draw:id="id1" draw:layer="layout" svg:width="2.606cm" svg:height="0.761cm" svg:x="3.075cm" svg:y="1.246cm">
          <draw:text-box>
            <text:p><text:span text:style-name="T1">target curve </text:span></text:p>
          </draw:text-box>
        </draw:frame>
        <draw:connector draw:style-name="gr9" draw:text-style-name="P3" draw:layer="layout" draw:type="curve" svg:x1="4.378cm" svg:y1="2.007cm" svg:x2="5.177cm" svg:y2="2.991cm" draw:start-shape="id1" draw:start-glue-point="2" draw:end-shape="id2" draw:end-glue-point="0" svg:d="M4378 2007c0 738 799 246 799 984" svg:viewBox="0 0 800 985">
          <text:p/>
        </draw:connector>
        <draw:custom-shape draw:style-name="gr10" draw:text-style-name="P3" xml:id="id4" draw:id="id4" draw:layer="layout" svg:width="0.209cm" svg:height="0.527cm" svg:x="4.04cm" svg:y="2.939cm">
          <text:p/>
          <draw:enhanced-geometry svg:viewBox="0 0 21600 21600" draw:type="rectangle" draw:enhanced-path="M 0 0 L 21600 0 21600 21600 0 21600 0 0 Z N"/>
        </draw:custom-shape>
        <draw:frame draw:style-name="gr7" draw:text-style-name="P4" xml:id="id8" draw:id="id8" draw:layer="layout" svg:width="0.67cm" svg:height="0.53cm" svg:x="1.689cm" svg:y="3.1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xml:id="id3" draw:id="id3" draw:layer="layout" svg:width="1.081cm" svg:height="0.528cm" svg:x="5.523cm" svg:y="3.4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9" draw:text-style-name="P3" draw:layer="layout" draw:type="curve" svg:x1="5.523cm" svg:y1="3.696cm" svg:x2="4.249cm" svg:y2="3.202cm" draw:start-shape="id3" draw:start-glue-point="3" draw:end-shape="id4" draw:end-glue-point="1" svg:d="M5523 3696c-955 0-319-494-1274-494" svg:viewBox="0 0 1275 495">
          <text:p/>
        </draw:connector>
        <draw:frame draw:style-name="gr7" draw:text-style-name="P4" xml:id="id5" draw:id="id5" draw:layer="layout" svg:width="2.027cm" svg:height="0.542cm" svg:x="4.897cm" svg:y="5.3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9" draw:text-style-name="P3" draw:layer="layout" draw:type="curve" svg:x1="5.91cm" svg:y1="5.329cm" svg:x2="4.523cm" svg:y2="4.68cm" draw:start-shape="id5" draw:start-glue-point="0" draw:end-shape="id6" draw:end-glue-point="1" svg:d="M5910 5329c0-433-462-649-1387-649" svg:viewBox="0 0 1388 650">
          <text:p/>
        </draw:connector>
        <draw:frame draw:style-name="gr7" draw:text-style-name="P4" draw:layer="layout" svg:width="1.489cm" svg:height="0.509cm" svg:x="1.823cm" svg:y="0.3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4" draw:layer="layout" svg:width="0.356cm" svg:height="0.47cm" svg:x="7.203cm" svg:y="6.1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3" draw:layer="layout" svg:x1="4.504cm" svg:y1="2.987cm" svg:x2="2.435cm" svg:y2="2.987cm">
          <text:p/>
        </draw:line>
        <draw:frame draw:style-name="gr7" draw:text-style-name="P4" xml:id="id10" draw:id="id10" draw:layer="layout" svg:width="0.96cm" svg:height="0.53cm" svg:x="1.525cm" svg:y="2.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5" xml:id="id7" draw:id="id7" draw:layer="layout" svg:width="1.653cm" svg:height="0.721cm" svg:x="0.555cm" svg:y="4.112cm">
          <draw:text-box>
            <text:p><text:span text:style-name="T1">known</text:span></text:p>
          </draw:text-box>
        </draw:frame>
        <draw:connector draw:style-name="gr9" draw:text-style-name="P3" draw:layer="layout" draw:type="curve" svg:x1="1.381cm" svg:y1="4.112cm" svg:x2="1.689cm" svg:y2="3.379cm" draw:start-shape="id7" draw:start-glue-point="0" draw:end-shape="id8" draw:end-glue-point="3" svg:d="M1381 4112c0-489 102-733 308-733" svg:viewBox="0 0 309 734">
          <text:p/>
        </draw:connector>
        <draw:frame draw:style-name="gr12" draw:text-style-name="P5" xml:id="id9" draw:id="id9" draw:layer="layout" svg:width="2.301cm" svg:height="0.721cm" svg:x="-0.102cm" svg:y="1.343cm">
          <draw:text-box>
            <text:p><text:span text:style-name="T1">not known</text:span></text:p>
          </draw:text-box>
        </draw:frame>
        <draw:connector draw:style-name="gr9" draw:text-style-name="P3" draw:layer="layout" draw:type="curve" svg:x1="1.048cm" svg:y1="2.064cm" svg:x2="1.525cm" svg:y2="2.735cm" draw:start-shape="id9" draw:start-glue-point="2" draw:end-shape="id10" draw:end-glue-point="3" svg:d="M1048 2064c0 448 159 671 477 671" svg:viewBox="0 0 478 672">
          <text:p/>
        </draw:connector>
        <draw:line draw:style-name="gr3" draw:text-style-name="P3" draw:layer="layout" svg:x1="8.116cm" svg:y1="6.362cm" svg:x2="14.713cm" svg:y2="6.362cm">
          <text:p/>
        </draw:line>
        <draw:line draw:style-name="gr3" draw:text-style-name="P3" draw:layer="layout" svg:x1="8.998cm" svg:y1="6.927cm" svg:x2="8.998cm" svg:y2="0.853cm">
          <text:p/>
        </draw:line>
        <draw:path draw:style-name="gr13" draw:text-style-name="P3" draw:layer="layout" svg:width="3.556cm" svg:height="2.952cm" svg:x="9.92cm" svg:y="0.962cm" svg:viewBox="0 0 3557 2953" svg:d="M0 2953c158-30 614-79 733-119l593-169c120-39 338-118 586-277s436-347 436-347l377-368c168-197 297-355 416-613s258-594 258-594l158-466">
          <text:p/>
        </draw:path>
        <draw:line draw:style-name="gr6" draw:text-style-name="P3" draw:layer="layout" svg:x1="11.525cm" svg:y1="3.509cm" svg:x2="11.525cm" svg:y2="6.382cm">
          <text:p/>
        </draw:line>
        <draw:line draw:style-name="gr6" draw:text-style-name="P3" draw:layer="layout" svg:x1="12.803cm" svg:y1="2.428cm" svg:x2="12.803cm" svg:y2="6.372cm">
          <text:p/>
        </draw:line>
        <draw:line draw:style-name="gr14" draw:text-style-name="P3" draw:layer="layout" svg:x1="10.643cm" svg:y1="3.954cm" svg:x2="13.14cm" svg:y2="2.745cm">
          <text:p/>
        </draw:line>
        <draw:line draw:style-name="gr6" draw:text-style-name="P3" draw:layer="layout" svg:x1="11.495cm" svg:y1="3.528cm" svg:x2="8.998cm" svg:y2="3.528cm">
          <text:p/>
        </draw:line>
        <draw:line draw:style-name="gr6" draw:text-style-name="P3" draw:layer="layout" svg:x1="12.784cm" svg:y1="2.893cm" svg:x2="8.998cm" svg:y2="2.884cm">
          <text:p/>
        </draw:line>
        <draw:frame draw:style-name="gr7" draw:text-style-name="P4" draw:layer="layout" svg:width="0.496cm" svg:height="0.53cm" svg:x="11.321cm" svg:y="6.40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4" draw:layer="layout" svg:width="0.787cm" svg:height="0.53cm" svg:x="12.639cm" svg:y="6.4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4" draw:layer="layout" svg:width="0.577cm" svg:height="0.53cm" svg:x="8.197cm" svg:y="3.2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4" draw:layer="layout" svg:width="0.867cm" svg:height="0.53cm" svg:x="8.075cm" svg:y="2.54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5" xml:id="id11" draw:id="id11" draw:layer="layout" svg:width="1.323cm" svg:height="0.721cm" svg:x="13.58cm" svg:y="3.131cm">
          <draw:text-box>
            <text:p><text:span text:style-name="T1">error</text:span></text:p>
          </draw:text-box>
        </draw:frame>
        <draw:frame draw:style-name="gr7" draw:text-style-name="P4" draw:layer="layout" svg:width="0.746cm" svg:height="0.378cm" svg:x="8.596cm" svg:y="0.4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4" draw:layer="layout" svg:width="0.356cm" svg:height="0.47cm" svg:x="14.804cm" svg:y="6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6" draw:text-style-name="P3" xml:id="id12" draw:id="id12" draw:layer="layout" svg:width="0.199cm" svg:height="0.458cm" svg:x="12.713cm" svg:y="2.43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4.241cm" svg:y1="3.131cm" svg:x2="12.912cm" svg:y2="2.667cm" draw:start-shape="id11" draw:start-glue-point="0" draw:end-shape="id12" draw:end-glue-point="1" svg:d="M14241 3131c0-310-443-464-1329-464" svg:viewBox="0 0 1330 465">
          <text:p/>
        </draw:connector>
        <draw:frame draw:style-name="gr17" draw:text-style-name="P5" xml:id="id13" draw:id="id13" draw:layer="layout" svg:width="2.5cm" svg:height="0.74cm" svg:x="9.739cm" svg:y="1.572cm">
          <draw:text-box>
            <text:p><text:span text:style-name="T1">target curve</text:span></text:p>
          </draw:text-box>
        </draw:frame>
        <draw:custom-shape draw:style-name="gr18" draw:text-style-name="P3" draw:layer="layout" svg:width="0.278cm" svg:height="0.259cm" svg:x="12.656cm" svg:y="2.369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2.239cm" svg:y1="1.942cm" svg:x2="13.128cm" svg:y2="1.942cm" draw:start-shape="id13" draw:start-glue-point="1" draw:end-shape="id14" draw:end-glue-point="3" svg:d="M12239 1942h889" svg:viewBox="0 0 890 1">
          <text:p/>
        </draw:connector>
        <draw:frame draw:style-name="gr19" draw:text-style-name="P6" xml:id="id15" draw:id="id15" draw:layer="layout" svg:width="2.659cm" svg:height="0.53cm" svg:x="7.962cm" svg:y="4.97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8" draw:text-style-name="P3" xml:id="id16" draw:id="id16" draw:layer="layout" svg:width="0.278cm" svg:height="0.259cm" svg:x="11.788cm" svg:y="3.059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0.621cm" svg:y1="5.238cm" svg:x2="11.927cm" svg:y2="3.318cm" draw:start-shape="id15" draw:start-glue-point="1" draw:end-shape="id16" draw:end-glue-point="2" svg:d="M10621 5238c871 0 1306-640 1306-1920" svg:viewBox="0 0 1307 1921">
          <text:p/>
        </draw:connector>
        <draw:custom-shape draw:style-name="gr20" draw:text-style-name="P3" xml:id="id2" draw:id="id2" draw:layer="layout" svg:width="0.256cm" svg:height="0.307cm" svg:x="5.049cm" svg:y="2.9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4" draw:id="id14" draw:layer="layout" svg:width="0.231cm" svg:height="0.243cm" svg:x="13.128cm" svg:y="1.82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7T15:59:52</meta:creation-date>
    <dc:date>2024-04-23T09:19:53.802248697</dc:date>
    <meta:editing-duration>PT34M10S</meta:editing-duration>
    <meta:editing-cycles>13</meta:editing-cycles>
    <meta:generator>LibreOffice/24.2.2.2$Linux_X86_64 LibreOffice_project/420$Build-2</meta:generator>
    <meta:document-statistic meta:object-count="51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F</mi>
              <mi>n</mi>
            </msub>
          </mrow>
        </mrow>
      </mstyle>
    </mrow>
    <annotation encoding="StarMath 5.0">size 12 {F_n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i>x</mi>
              <mi>n</mi>
            </msub>
          </mrow>
        </mrow>
      </mstyle>
    </mrow>
    <annotation encoding="StarMath 5.0">size 12 {x_n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x_{n+1}}</annotation>
  </semantics>
</math>
</file>

<file path=Object 13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14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
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row>
                <mtext>slope</mtext>
                <mo stretchy="false">=</mo>
                <msub>
                  <mrow>
                    <mover accent="true">
                      <mi>x</mi>
                      <mo stretchy="false">˙</mo>
                    </mover>
                  </mrow>
                  <mi>n</mi>
                </msub>
              </mrow>
              <mo stretchy="false">=</mo>
              <msub>
                <mi>F</mi>
                <mi>n</mi>
              </msub>
            </mrow>
          </mrow>
        </mrow>
      </mstyle>
    </mrow>
    <annotation encoding="StarMath 5.0">size 12 {"slope" = {dot x}_n = F_n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4/content.xml><?xml version="1.0" encoding="utf-8"?>
<math xmlns="http://www.w3.org/1998/Math/MathML" display="block">
  <semantics>
    <mstyle mathsize="12pt">
      <mrow>
        <mtext> </mtext>
        <mo stretchy="false">∝</mo>
        <msup>
          <mi>h</mi>
          <mn>2</mn>
        </msup>
      </mrow>
    </mstyle>
    <annotation encoding="StarMath 5.0">size 12 {" " prop h^2}</annotation>
  </semantics>
</math>
</file>

<file path=Object 5/content.xml><?xml version="1.0" encoding="utf-8"?>
<math xmlns="http://www.w3.org/1998/Math/MathML">
  <semantics>
    <mrow>
      <mstyle mathsize="12pt">
        <mrow>
          <mrow>
            <mi>F</mi>
            <mrow>
              <mo stretchy="false">(</mo>
              <mrow>
                <msub>
                  <mi>x</mi>
                  <mi>n</mi>
                </msub>
                <mi>,</mi>
                <msub>
                  <mi>t</mi>
                  <mi>n</mi>
                </msub>
              </mrow>
              <mo stretchy="false">)</mo>
            </mrow>
            <mi>h</mi>
          </mrow>
        </mrow>
      </mstyle>
    </mrow>
    <annotation encoding="StarMath 5.0">size 12 {F(x_n,t_n) h}</annotation>
  </semantics>
</math>
</file>

<file path=Object 6/content.xml><?xml version="1.0" encoding="utf-8"?>
<math xmlns="http://www.w3.org/1998/Math/MathML">
  <semantics>
    <mrow>
      <mstyle mathsize="12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12 {F(x,t)}</annotation>
  </semantics>
</math>
</file>

<file path=Object 7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F_{n+1}}</annotation>
  </semantics>
</math>
</file>

<file path=Object 9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
</annotation>
  </semantics>
</math>
</file>